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stem-ui" svg:font-family="system-u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2"/>
    <style:style style:name="P3" style:family="paragraph" style:parent-style-name="Standard" style:list-style-name="L12"/>
    <style:style style:name="P4" style:family="paragraph" style:parent-style-name="Standard" style:list-style-name="L13"/>
    <style:style style:name="P5" style:family="paragraph" style:parent-style-name="Standard" style:list-style-name="L14"/>
    <style:style style:name="P6" style:family="paragraph" style:parent-style-name="Standard" style:list-style-name="L15"/>
    <style:style style:name="P7" style:family="paragraph" style:parent-style-name="Standard" style:list-style-name="L16"/>
    <style:style style:name="P8" style:family="paragraph" style:parent-style-name="Standard" style:list-style-name="L17"/>
    <style:style style:name="P9" style:family="paragraph" style:parent-style-name="Standard" style:list-style-name="L18"/>
    <style:style style:name="P10" style:family="paragraph" style:parent-style-name="Standard" style:list-style-name="L19"/>
    <style:style style:name="P11" style:family="paragraph" style:parent-style-name="Standard" style:list-style-name="L20"/>
    <style:style style:name="P12" style:family="paragraph" style:parent-style-name="Standard" style:list-style-name="L21"/>
    <style:style style:name="P13" style:family="paragraph" style:parent-style-name="Standard" style:list-style-name="L22"/>
    <style:style style:name="P14" style:family="paragraph" style:parent-style-name="Standard" style:list-style-name="L23"/>
    <style:style style:name="P15" style:family="paragraph" style:parent-style-name="Standard" style:list-style-name="L25"/>
    <style:style style:name="P16" style:family="paragraph" style:parent-style-name="Standard" style:list-style-name="L26"/>
    <style:style style:name="P17" style:family="paragraph" style:parent-style-name="Standard" style:list-style-name="L27"/>
    <style:style style:name="P18" style:family="paragraph" style:parent-style-name="Standard" style:list-style-name="L28"/>
    <style:style style:name="P19" style:family="paragraph" style:parent-style-name="Standard" style:list-style-name="L30"/>
    <style:style style:name="P20" style:family="paragraph" style:parent-style-name="Standard" style:list-style-name="L31"/>
    <style:style style:name="P21" style:family="paragraph" style:parent-style-name="Standard" style:list-style-name="L32"/>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WEB DESIGN?</text:p>
      <text:p text:style-name="Standard"/>
      <text:p text:style-name="Standard">&lt;!-- PUT DESCRIPTION HERE--&gt;</text:p>
      <text:p text:style-name="Standard"/>
      <text:p text:style-name="Standard">&lt;!-- put a list of skills and technologies taught at MGU --&gt;</text:p>
      <text:p text:style-name="Standard"/>
      <text:p text:style-name="Standard"/>
      <text:p text:style-name="Standard"/>
      <text:p text:style-name="Standard">HTML Based Coursework ↓</text:p>
      <text:p text:style-name="Standard"/>
      <text:list xml:id="list8352334979015796356" text:style-name="L22">
        <text:list-item>
          <text:p text:style-name="P13">Intro To Websites and HTML</text:p>
        </text:list-item>
        <text:list-item>
          <text:p text:style-name="P13">HTML Tags</text:p>
        </text:list-item>
        <text:list-item>
          <text:p text:style-name="P13">HTML Attributes</text:p>
        </text:list-item>
        <text:list-item>
          <text:p text:style-name="P13">HTML Text</text:p>
        </text:list-item>
        <text:list-item>
          <text:p text:style-name="P13">HTML Headings</text:p>
        </text:list-item>
        <text:list-item>
          <text:p text:style-name="P13">HTML Block and Inline elements;</text:p>
        </text:list-item>
        <text:list-item>
          <text:p text:style-name="P13">HTML Doctype</text:p>
        </text:list-item>
        <text:list-item>
          <text:p text:style-name="P13">HTML List</text:p>
        </text:list-item>
        <text:list-item>
          <text:p text:style-name="P13">HTML Image</text:p>
        </text:list-item>
        <text:list-item>
          <text:p text:style-name="P13">HTML Hyperlink</text:p>
        </text:list-item>
        <text:list-item>
          <text:p text:style-name="P13">HTML Iframes</text:p>
        </text:list-item>
        <text:list-item>
          <text:p text:style-name="P13">HTML Entities</text:p>
        </text:list-item>
        <text:list-item>
          <text:p text:style-name="P13">HTML Form</text:p>
        </text:list-item>
        <text:list-item>
          <text:p text:style-name="P13">HTML Table</text:p>
        </text:list-item>
        <text:list-item>
          <text:p text:style-name="P13">HTML Meta Tags</text:p>
        </text:list-item>
        <text:list-item>
          <text:p text:style-name="P13">HTML Links</text:p>
        </text:list-item>
      </text:list>
      <text:p text:style-name="Standard"/>
      <text:p text:style-name="Standard"/>
      <text:p text:style-name="Standard">HTML5 Based Coursework ↓ </text:p>
      <text:p text:style-name="Standard"/>
      <text:p text:style-name="Standard"/>
      <text:list xml:id="list2903853852730183265" text:style-name="L2">
        <text:list-item>
          <text:p text:style-name="P2">HTML5 Intro</text:p>
        </text:list-item>
        <text:list-item>
          <text:p text:style-name="P2">HTML5 New Elements</text:p>
        </text:list-item>
        <text:list-item>
          <text:p text:style-name="P2">HTML5 Semantic Elements</text:p>
        </text:list-item>
        <text:list-item>
          <text:p text:style-name="P2">HTML5 New Attributes</text:p>
        </text:list-item>
        <text:list-item>
          <text:p text:style-name="P2">HTML5 Semantic Attributes</text:p>
        </text:list-item>
        <text:list-item>
          <text:p text:style-name="P2">HTML5 Audio Tag</text:p>
        </text:list-item>
        <text:list-item>
          <text:p text:style-name="P2">HTML5 Video tag</text:p>
        </text:list-item>
        <text:list-item>
          <text:p text:style-name="P2">HTML5 New Form Elements</text:p>
        </text:list-item>
        <text:list-item>
          <text:p text:style-name="P2">HTML5 SVG element</text:p>
        </text:list-item>
        <text:list-item>
          <text:p text:style-name="P2">HTML5 Compatibility</text:p>
        </text:list-item>
      </text:list>
      <text:p text:style-name="Standard"/>
      <text:p text:style-name="Standard"/>
      <text:p text:style-name="Standard"/>
      <text:p text:style-name="Standard"/>
      <text:p text:style-name="Standard"/>
      <text:p text:style-name="Standard"/>
      <text:p text:style-name="Standard"/>
      <text:p text:style-name="Standard"><text:soft-page-break/>CSS </text:p>
      <text:list xml:id="list7166451389120240060" text:style-name="L23">
        <text:list-item>
          <text:p text:style-name="P14">What is CSS</text:p>
        </text:list-item>
        <text:list-item>
          <text:p text:style-name="P14">Type of css</text:p>
        </text:list-item>
        <text:list-item>
          <text:p text:style-name="P14">CSS Selectors</text:p>
        </text:list-item>
        <text:list-item>
          <text:p text:style-name="P14">CSS Media Attribute</text:p>
        </text:list-item>
        <text:list-item>
          <text:p text:style-name="P14">CSS Layouts</text:p>
        </text:list-item>
        <text:list-item>
          <text:p text:style-name="P14">CSS color codes</text:p>
        </text:list-item>
        <text:list-item>
          <text:p text:style-name="P14">CSS text &amp; fonts</text:p>
        </text:list-item>
        <text:list-item>
          <text:p text:style-name="P14">CSS Margin, padding and Border</text:p>
        </text:list-item>
        <text:list-item>
          <text:p text:style-name="P14">CSS Float and clear</text:p>
        </text:list-item>
        <text:list-item>
          <text:p text:style-name="P14">CSS Lists</text:p>
        </text:list-item>
        <text:list-item>
          <text:p text:style-name="P14">CSS Pseudo Selectors</text:p>
        </text:list-item>
        <text:list-item>
          <text:p text:style-name="P14">CSS Backgrounds</text:p>
        </text:list-item>
        <text:list-item>
          <text:p text:style-name="P14">CSS Display</text:p>
        </text:list-item>
        <text:list-item>
          <text:p text:style-name="P14">CSS Overflow</text:p>
        </text:list-item>
        <text:list-item>
          <text:p text:style-name="P14">CSS Vertical Align</text:p>
        </text:list-item>
        <text:list-item>
          <text:p text:style-name="P14">CSS Positions</text:p>
        </text:list-item>
        <text:list-item>
          <text:p text:style-name="P14">Position Static</text:p>
        </text:list-item>
        <text:list-item>
          <text:p text:style-name="P14">Position Relative</text:p>
        </text:list-item>
        <text:list-item>
          <text:p text:style-name="P14">Position Absolute</text:p>
        </text:list-item>
        <text:list-item>
          <text:p text:style-name="P14">Position Fixed</text:p>
        </text:list-item>
        <text:list-item>
          <text:p text:style-name="P14">Position Sticky</text:p>
        </text:list-item>
        <text:list-item>
          <text:p text:style-name="P14">CSS Drop Down Menu</text:p>
        </text:list-item>
        <text:list-item>
          <text:p text:style-name="P14">CSS 12 Grid Layout</text:p>
        </text:list-item>
      </text:list>
      <text:p text:style-name="Standard"/>
      <text:p text:style-name="Standard">CSS3</text:p>
      <text:list xml:id="list1177847484741826177" text:style-name="L25">
        <text:list-item>
          <text:p text:style-name="P15">CSS3 Introduction</text:p>
        </text:list-item>
        <text:list-item>
          <text:p text:style-name="P15">CSS3 Selectors</text:p>
        </text:list-item>
        <text:list-item>
          <text:p text:style-name="P15">CSS3 variables and functions</text:p>
        </text:list-item>
        <text:list-item>
          <text:p text:style-name="P15">CSS3 Properties</text:p>
        </text:list-item>
        <text:list-item>
          <text:p text:style-name="P15">CSS3 Vendor Specific Prefixes</text:p>
        </text:list-item>
        <text:list-item>
          <text:p text:style-name="P15">CSS3 Colors</text:p>
        </text:list-item>
        <text:list-item>
          <text:p text:style-name="P15">RGBA Colors</text:p>
        </text:list-item>
        <text:list-item>
          <text:p text:style-name="P15">HSLA Colors</text:p>
        </text:list-item>
        <text:list-item>
          <text:p text:style-name="P15">CSS3 Backgrounds</text:p>
        </text:list-item>
        <text:list-item>
          <text:p text:style-name="P15">CSS Opacities</text:p>
        </text:list-item>
        <text:list-item>
          <text:p text:style-name="P15">CSS Shadows</text:p>
        </text:list-item>
        <text:list-item>
          <text:p text:style-name="P15">CSS Gradients</text:p>
        </text:list-item>
        <text:list-item>
          <text:p text:style-name="P15">CSS Transformation</text:p>
        </text:list-item>
        <text:list-item>
          <text:p text:style-name="P15">CSS Transitions</text:p>
        </text:list-item>
        <text:list-item>
          <text:p text:style-name="P15">CSS Animations</text:p>
        </text:list-item>
        <text:list-item>
          <text:p text:style-name="P15">CSS Embedded Fonts</text:p>
        </text:list-item>
        <text:list-item>
          <text:p text:style-name="P15">CSS Multi Column layouts</text:p>
        </text:list-item>
        <text:list-item>
          <text:p text:style-name="P15">CSS Filter Properties</text:p>
        </text:list-item>
        <text:list-item>
          <text:p text:style-name="P15">CSS Clip Path</text:p>
        </text:list-item>
        <text:list-item>
          <text:p text:style-name="P15">CSS Object Fit</text:p>
        </text:list-item>
        <text:list-item>
          <text:p text:style-name="P15">CSS Flex Box</text:p>
        </text:list-item>
        <text:list-item>
          <text:p text:style-name="P15">CSS Grids</text:p>
        </text:list-item>
        <text:list-item>
          <text:p text:style-name="P15">CSS Grid Layout</text:p>
        </text:list-item>
      </text:list>
      <text:p text:style-name="Standard"><text:soft-page-break/></text:p>
      <text:p text:style-name="Standard">RESPONSIVE DESIGN</text:p>
      <text:p text:style-name="Standard"/>
      <text:list xml:id="list5986103341845604060" text:style-name="L26">
        <text:list-item>
          <text:p text:style-name="P16">Media Queries</text:p>
        </text:list-item>
        <text:list-item>
          <text:p text:style-name="P16">Viewport</text:p>
        </text:list-item>
        <text:list-item>
          <text:p text:style-name="P16">Large Desktop</text:p>
        </text:list-item>
        <text:list-item>
          <text:p text:style-name="P16">Medium Desktop</text:p>
        </text:list-item>
        <text:list-item>
          <text:p text:style-name="P16">Ipad/Tablet</text:p>
        </text:list-item>
        <text:list-item>
          <text:p text:style-name="P16">Smartphone</text:p>
        </text:list-item>
        <text:list-item>
          <text:p text:style-name="P16">Build Responsive Website</text:p>
        </text:list-item>
        <text:list-item>
          <text:p text:style-name="P16">Test Responsive web design</text:p>
        </text:list-item>
      </text:list>
      <text:p text:style-name="Standard"/>
      <text:p text:style-name="Standard">PHOTOSHOP</text:p>
      <text:list xml:id="list1297559124405612435" text:style-name="L27">
        <text:list-item>
          <text:p text:style-name="P17">Adobe Photoshop</text:p>
        </text:list-item>
        <text:list-item>
          <text:p text:style-name="P17">Photoshop Tools</text:p>
        </text:list-item>
        <text:list-item>
          <text:p text:style-name="P17">Photoshop Layers</text:p>
        </text:list-item>
        <text:list-item>
          <text:p text:style-name="P17">Photoshop Grids</text:p>
        </text:list-item>
        <text:list-item>
          <text:p text:style-name="P17">12 Grid Layout</text:p>
        </text:list-item>
        <text:list-item>
          <text:p text:style-name="P17">Photoshop PSDs</text:p>
        </text:list-item>
        <text:list-item>
          <text:p text:style-name="P17">PSD To HTML5 (Pixel Perfect Layout)</text:p>
        </text:list-item>
        <text:list-item>
          <text:p text:style-name="P17">2 Projects using PSDs</text:p>
        </text:list-item>
      </text:list>
      <text:p text:style-name="Standard"/>
      <text:p text:style-name="Standard"/>
      <text:p text:style-name="P1">JS</text:p>
      <text:p text:style-name="Standard"/>
      <text:p text:style-name="Standard">User Interface Development/ UI Developmentis the advance part of web designing. Our UI Developer courseis specially meant for web designersor for those who already know basics of HTML and CSS. This course includes advance modules to develop interactive and responsive website with latest web standards.</text:p>
      <text:p text:style-name="Standard"/>
      <text:p text:style-name="Standard">UI Developers/ Front End Developersare among top highest paid in IT Industry. Key skills to learn UI developmentare JavaScript with ES6, AJAX, Fetch, OOPS, JQuery, HTML5, CSS3, SASS, Responsive Web Designs, Usability Testing and Bootstrap.</text:p>
      <text:p text:style-name="Standard"/>
      <text:p text:style-name="Standard">JavaScriptis the prototype based, general purpose programming language use in both frontend and backend. JavaScriptis used to validate form data, add functionalities, DOM Manipulation, Ajax call, fetch API, create cookies etc.</text:p>
      <text:p text:style-name="Standard"/>
      <text:list xml:id="list7386332072812174332" text:style-name="L28">
        <text:list-item>
          <text:p text:style-name="P18">What is JavaScript?</text:p>
        </text:list-item>
        <text:list-item>
          <text:p text:style-name="P18">Client side Vs Server Side JavaScript</text:p>
        </text:list-item>
        <text:list-item>
          <text:p text:style-name="P18">JavaScript Syntax</text:p>
        </text:list-item>
        <text:list-item>
          <text:p text:style-name="P18">Variables, let and const</text:p>
        </text:list-item>
        <text:list-item>
          <text:p text:style-name="P18">Data Types</text:p>
        </text:list-item>
        <text:list-item>
          <text:p text:style-name="P18">Primitive Datatype (7)</text:p>
        </text:list-item>
        <text:list-item>
          <text:p text:style-name="P18">Reference Datatype (5)</text:p>
        </text:list-item>
        <text:list-item>
          <text:p text:style-name="P18">Operators</text:p>
        </text:list-item>
        <text:list-item>
          <text:p text:style-name="P18">Strings</text:p>
        </text:list-item>
        <text:list-item>
          <text:p text:style-name="P18">Numbers</text:p>
        </text:list-item>
        <text:list-item>
          <text:p text:style-name="P18">Javascript Functions</text:p>
        </text:list-item>
        <text:list-item>
          <text:p text:style-name="P18">Functions Declaration</text:p>
        </text:list-item>
        <text:list-item>
          <text:p text:style-name="P18">Functions Expression</text:p>
        </text:list-item>
        <text:list-item>
          <text:p text:style-name="P18">Arrow Expression (ES6)</text:p>
        </text:list-item>
        <text:list-item>
          <text:p text:style-name="P18">Return value</text:p>
        </text:list-item>
        <text:list-item>
          <text:p text:style-name="P18">Parameters &amp; Arguments</text:p>
        </text:list-item>
        <text:list-item>
          <text:p text:style-name="P18">Functions Property and Methods</text:p>
        </text:list-item>
        <text:list-item>
          <text:p text:style-name="P18">High Order Functions</text:p>
        </text:list-item>
        <text:list-item>
          <text:p text:style-name="P18">Functions returns a function</text:p>
        </text:list-item>
        <text:list-item>
          <text:p text:style-name="P18">JavaScript Closures</text:p>
        </text:list-item>
        <text:list-item>
          <text:p text:style-name="P18">Callback Functions</text:p>
        </text:list-item>
        <text:list-item>
          <text:p text:style-name="P18">Sync Vs Async Callbacks</text:p>
        </text:list-item>
        <text:list-item>
          <text:p text:style-name="P18">Immediate Invoke Functions ( self invoking functions )</text:p>
        </text:list-item>
        <text:list-item>
          <text:p text:style-name="P18">Recursive Functions</text:p>
        </text:list-item>
        <text:list-item>
          <text:p text:style-name="P18">Call Stack and Event Loop</text:p>
        </text:list-item>
        <text:list-item>
          <text:p text:style-name="P18">Conditions</text:p>
        </text:list-item>
        <text:list-item>
          <text:p text:style-name="P18">If else statement</text:p>
        </text:list-item>
        <text:list-item>
          <text:p text:style-name="P18">Switch Statement</text:p>
        </text:list-item>
        <text:list-item>
          <text:p text:style-name="P18">JavaScript Try Catch</text:p>
        </text:list-item>
        <text:list-item>
          <text:p text:style-name="P18">JavaScript DOM</text:p>
        </text:list-item>
        <text:list-item>
          <text:p text:style-name="P18">DOM Selectors</text:p>
        </text:list-item>
        <text:list-item>
          <text:p text:style-name="P18">JavaScript CSS</text:p>
        </text:list-item>
        <text:list-item>
          <text:p text:style-name="P18">JavaScript Animation</text:p>
        </text:list-item>
        <text:list-item>
          <text:p text:style-name="P18">JavaScript Events</text:p>
        </text:list-item>
        <text:list-item>
          <text:p text:style-name="P18"><text:soft-page-break/>Event Listeners</text:p>
        </text:list-item>
        <text:list-item>
          <text:p text:style-name="P18">Event Propagation</text:p>
        </text:list-item>
        <text:list-item>
          <text:p text:style-name="P18">Event Bubbling</text:p>
        </text:list-item>
        <text:list-item>
          <text:p text:style-name="P18">Event Capturing</text:p>
        </text:list-item>
        <text:list-item>
          <text:p text:style-name="P18">Event stopPropagation</text:p>
        </text:list-item>
        <text:list-item>
          <text:p text:style-name="P18">Event stopImmediatePropagation</text:p>
        </text:list-item>
        <text:list-item>
          <text:p text:style-name="P18">Event Delegation</text:p>
        </text:list-item>
        <text:list-item>
          <text:p text:style-name="P18">JavaScript Loops</text:p>
        </text:list-item>
        <text:list-item>
          <text:p text:style-name="P18">While Loop</text:p>
        </text:list-item>
        <text:list-item>
          <text:p text:style-name="P18">Do While Loop</text:p>
        </text:list-item>
        <text:list-item>
          <text:p text:style-name="P18">For Loop</text:p>
        </text:list-item>
        <text:list-item>
          <text:p text:style-name="P18">break &amp; continue</text:p>
        </text:list-item>
        <text:list-item>
          <text:p text:style-name="P18">Nested Loops</text:p>
        </text:list-item>
        <text:list-item>
          <text:p text:style-name="P18">For in loop</text:p>
        </text:list-item>
        <text:list-item>
          <text:p text:style-name="P18">For of loop</text:p>
        </text:list-item>
        <text:list-item>
          <text:p text:style-name="P18">Arrays</text:p>
        </text:list-item>
        <text:list-item>
          <text:p text:style-name="P18">Advance Arrays</text:p>
        </text:list-item>
        <text:list-item>
          <text:p text:style-name="P18">Objects</text:p>
        </text:list-item>
        <text:list-item>
          <text:p text:style-name="P18">Call Bind and Apply</text:p>
        </text:list-item>
        <text:list-item>
          <text:p text:style-name="P18">Timing Functions</text:p>
        </text:list-item>
        <text:list-item>
          <text:p text:style-name="P18">Window Objects</text:p>
        </text:list-item>
        <text:list-item>
          <text:p text:style-name="P18">Screen Objects</text:p>
        </text:list-item>
        <text:list-item>
          <text:p text:style-name="P18">History Objects</text:p>
        </text:list-item>
        <text:list-item>
          <text:p text:style-name="P18">Location Objects</text:p>
        </text:list-item>
        <text:list-item>
          <text:p text:style-name="P18">Navigator Objects</text:p>
        </text:list-item>
        <text:list-item>
          <text:p text:style-name="P18">Date Objects</text:p>
        </text:list-item>
        <text:list-item>
          <text:p text:style-name="P18">Math Object</text:p>
        </text:list-item>
        <text:list-item>
          <text:p text:style-name="P18">Regex Object</text:p>
        </text:list-item>
        <text:list-item>
          <text:p text:style-name="P18">Cookies</text:p>
        </text:list-item>
        <text:list-item>
          <text:p text:style-name="P18">Form Validations</text:p>
        </text:list-item>
        <text:list-item>
          <text:p text:style-name="P18">Debugging</text:p>
        </text:list-item>
        <text:list-item>
          <text:p text:style-name="P18">Advance JavaScript</text:p>
        </text:list-item>
        <text:list-item>
          <text:p text:style-name="P18">Callback Functions</text:p>
        </text:list-item>
        <text:list-item>
          <text:p text:style-name="P18">Closure</text:p>
        </text:list-item>
        <text:list-item>
          <text:p text:style-name="P18">Async JavaScript</text:p>
        </text:list-item>
        <text:list-item>
          <text:p text:style-name="P18">OOPS</text:p>
        </text:list-item>
        <text:list-item>
          <text:p text:style-name="P18">Constructor Functions</text:p>
        </text:list-item>
        <text:list-item>
          <text:p text:style-name="P18">Prototype Properties</text:p>
        </text:list-item>
        <text:list-item>
          <text:p text:style-name="P18">JSON</text:p>
        </text:list-item>
      </text:list>
      <text:p text:style-name="Standard">JS ES6 to ES14</text:p>
      <text:list xml:id="list895292788789438143" text:style-name="L30">
        <text:list-item>
          <text:p text:style-name="P19">What new in JS ES6 / ES2015</text:p>
        </text:list-item>
        <text:list-item>
          <text:p text:style-name="P19">let &amp; Const</text:p>
        </text:list-item>
        <text:list-item>
          <text:p text:style-name="P19">Template Literals</text:p>
        </text:list-item>
        <text:list-item>
          <text:p text:style-name="P19">Arrow Functions</text:p>
        </text:list-item>
        <text:list-item>
          <text:p text:style-name="P19">Default Parameters</text:p>
        </text:list-item>
        <text:list-item>
          <text:p text:style-name="P19">Fetch API</text:p>
        </text:list-item>
        <text:list-item>
          <text:p text:style-name="P19">Promises</text:p>
        </text:list-item>
        <text:list-item>
          <text:p text:style-name="P19">Async Await</text:p>
        </text:list-item>
        <text:list-item>
          <text:p text:style-name="P19">Destructuring</text:p>
        </text:list-item>
        <text:list-item>
          <text:p text:style-name="P19"><text:soft-page-break/>rest and Spread Operators</text:p>
        </text:list-item>
        <text:list-item>
          <text:p text:style-name="P19">Classes</text:p>
        </text:list-item>
        <text:list-item>
          <text:p text:style-name="P19">ES6 Methods in Strings</text:p>
        </text:list-item>
        <text:list-item>
          <text:p text:style-name="P19">ES6 Methods in Arrays</text:p>
        </text:list-item>
        <text:list-item>
          <text:p text:style-name="P19">Modules</text:p>
        </text:list-item>
        <text:list-item>
          <text:p text:style-name="P19">Generators</text:p>
        </text:list-item>
        <text:list-item>
          <text:p text:style-name="P19">AJAX and Fetch</text:p>
        </text:list-item>
        <text:list-item>
          <text:p text:style-name="P19">XMLHttpRequest</text:p>
        </text:list-item>
        <text:list-item>
          <text:p text:style-name="P19">Ajax get and post</text:p>
        </text:list-item>
        <text:list-item>
          <text:p text:style-name="P19">Ajax Send</text:p>
        </text:list-item>
        <text:list-item>
          <text:p text:style-name="P19">Ajax events</text:p>
        </text:list-item>
        <text:list-item>
          <text:p text:style-name="P19">Fetch JSON data through Ajax</text:p>
        </text:list-item>
        <text:list-item>
          <text:p text:style-name="P19">Fetch API through Ajax</text:p>
        </text:list-item>
        <text:list-item>
          <text:p text:style-name="P19">Fetch webpage through Ajax</text:p>
        </text:list-item>
      </text:list>
      <text:p text:style-name="Standard">HTML5 APIs</text:p>
      <text:list xml:id="list7881789046266895804" text:style-name="L31">
        <text:list-item>
          <text:p text:style-name="P20">HTML5 Canvas</text:p>
        </text:list-item>
        <text:list-item>
          <text:p text:style-name="P20">HTML5 Charts</text:p>
        </text:list-item>
        <text:list-item>
          <text:p text:style-name="P20">HTML5 Geolocation</text:p>
        </text:list-item>
      </text:list>
      <text:p text:style-name="Standard">HTML5 Local &amp; Session Storage</text:p>
      <text:list xml:id="list4256595743990559816" text:style-name="L32">
        <text:list-item>
          <text:p text:style-name="P21">HTML5 History API</text:p>
        </text:list-item>
        <text:list-item>
          <text:p text:style-name="P21">HTML5 Webcam API</text:p>
        </text:list-item>
      </text:list>
      <text:p text:style-name="Standard"/>
      <text:p text:style-name="P1">JQUERY</text:p>
      <text:p text:style-name="Standard">Jqueryis the most popular JavaScript librarywith build in functionalities for DOM Manipulation, selectors, AJAX, animations etc. JQuerycan simplify JavaScript Code.</text:p>
      <text:list xml:id="list9155322371410937509" text:style-name="L12">
        <text:list-item>
          <text:p text:style-name="P3">Jquery Intro</text:p>
        </text:list-item>
        <text:list-item>
          <text:p text:style-name="P3">Jquery Download</text:p>
        </text:list-item>
        <text:list-item>
          <text:p text:style-name="P3">Jquery Versions</text:p>
        </text:list-item>
        <text:list-item>
          <text:p text:style-name="P3">Jquery Selectors</text:p>
        </text:list-item>
        <text:list-item>
          <text:p text:style-name="P3">Jquery Events</text:p>
        </text:list-item>
        <text:list-item>
          <text:p text:style-name="P3">Jquery DOM</text:p>
        </text:list-item>
        <text:list-item>
          <text:p text:style-name="P3">Jquery CSS</text:p>
        </text:list-item>
        <text:list-item>
          <text:p text:style-name="P3">Jquery Animations</text:p>
        </text:list-item>
        <text:list-item>
          <text:p text:style-name="P3">Jquery Scroll</text:p>
        </text:list-item>
        <text:list-item>
          <text:p text:style-name="P3">Jquery Plugins</text:p>
        </text:list-item>
        <text:list-item>
          <text:p text:style-name="P3">Accordion &amp; Collapsible</text:p>
        </text:list-item>
        <text:list-item>
          <text:p text:style-name="P3">Jquery Tabs</text:p>
        </text:list-item>
        <text:list-item>
          <text:p text:style-name="P3">Jquery Sliders</text:p>
        </text:list-item>
        <text:list-item>
          <text:p text:style-name="P3">Jquery UI Library</text:p>
        </text:list-item>
        <text:list-item>
          <text:p text:style-name="P3">Jquery Lightbox</text:p>
        </text:list-item>
        <text:list-item>
          <text:p text:style-name="P3">Jquery Parallax Effect</text:p>
        </text:list-item>
        <text:list-item>
          <text:p text:style-name="P3">Jquery Customize</text:p>
        </text:list-item>
        <text:list-item>
          <text:p text:style-name="P3">Jquery noconflict</text:p>
        </text:list-item>
      </text:list>
      <text:p text:style-name="Standard"/>
      <text:p text:style-name="Standard"><text:bookmark text:name="sass"/>SASS</text:p>
      <text:list xml:id="list4063216949546739302" text:style-name="L13">
        <text:list-item>
          <text:p text:style-name="P4">What is SASS</text:p>
        </text:list-item>
        <text:list-item>
          <text:p text:style-name="P4">SASS Preprocessor</text:p>
        </text:list-item>
        <text:list-item>
          <text:p text:style-name="P4">SASS Compiler</text:p>
        </text:list-item>
        <text:list-item>
          <text:p text:style-name="P4">Install sass using npm</text:p>
        </text:list-item>
        <text:list-item>
          <text:p text:style-name="P4">SASS Variables</text:p>
        </text:list-item>
        <text:list-item>
          <text:p text:style-name="P4">SASS mixing</text:p>
        </text:list-item>
        <text:list-item>
          <text:p text:style-name="P4">Convert SASS to CSS</text:p>
        </text:list-item>
      </text:list>
      <text:p text:style-name="Standard"/>
      <text:p text:style-name="Standard"><text:bookmark text:name="bootstrap"/>Bootstrap 5</text:p>
      <text:list xml:id="list3060563651532969137" text:style-name="L14">
        <text:list-item>
          <text:p text:style-name="P5">Bootstrap is HTML5based Mobile First Framework to build responsive websites.</text:p>
        </text:list-item>
        <text:list-item>
          <text:p text:style-name="P5">Bootstrap Installation</text:p>
        </text:list-item>
        <text:list-item>
          <text:p text:style-name="P5">Bootstrap Versions</text:p>
        </text:list-item>
        <text:list-item>
          <text:p text:style-name="P5">Bootstrap 3 Vs 4 Vs 5</text:p>
        </text:list-item>
        <text:list-item>
          <text:p text:style-name="P5">Bootstrap 5 Download</text:p>
        </text:list-item>
        <text:list-item>
          <text:p text:style-name="P5">Bootstrap CSS</text:p>
        </text:list-item>
        <text:list-item>
          <text:p text:style-name="P5">Bootstrap Components</text:p>
        </text:list-item>
        <text:list-item>
          <text:p text:style-name="P5">Bootstrap JS</text:p>
        </text:list-item>
        <text:list-item>
          <text:p text:style-name="P5">Bootstrap Customize</text:p>
        </text:list-item>
        <text:list-item>
          <text:p text:style-name="P5">Bootstrap Project</text:p>
        </text:list-item>
      </text:list>
      <text:p text:style-name="Standard"/>
      <text:p text:style-name="Standard">Web Designing Projects ( 5 Projects )</text:p>
      <text:list xml:id="list1306918695967907609" text:style-name="L15">
        <text:list-item>
          <text:p text:style-name="P6">Project Setup</text:p>
        </text:list-item>
        <text:list-item>
          <text:p text:style-name="P6">PSD to HTML5 (Pixel Perfect Layout) Using Flex</text:p>
        </text:list-item>
        <text:list-item>
          <text:p text:style-name="P6">PSD to HTML5 (Pixel Perfect Layout) Using Flex and SASS</text:p>
        </text:list-item>
        <text:list-item>
          <text:p text:style-name="P6">Bootstrap 5 Project</text:p>
        </text:list-item>
      </text:list>
      <text:p text:style-name="Standard">UI Testing</text:p>
      <text:list xml:id="list6627153741288054421" text:style-name="L16">
        <text:list-item>
          <text:p text:style-name="P7"><text:soft-page-break/>W3C Validations</text:p>
        </text:list-item>
        <text:list-item>
          <text:p text:style-name="P7">Cross Browser Testing</text:p>
        </text:list-item>
        <text:list-item>
          <text:p text:style-name="P7">Legacy browsers Testing</text:p>
        </text:list-item>
        <text:list-item>
          <text:p text:style-name="P7">UI Testing for Android and IOS Devices</text:p>
        </text:list-item>
        <text:list-item>
          <text:p text:style-name="P7">Android and IOS Debugging</text:p>
        </text:list-item>
        <text:list-item>
          <text:p text:style-name="P7">Page Speed and Performance Testing</text:p>
        </text:list-item>
        <text:list-item>
          <text:p text:style-name="P7">User Experience Testing</text:p>
        </text:list-item>
        <text:list-item>
          <text:p text:style-name="P7">Best Practices</text:p>
        </text:list-item>
      </text:list>
      <text:p text:style-name="Standard">SEO</text:p>
      <text:list xml:id="list2340853536262982488" text:style-name="L17">
        <text:list-item>
          <text:p text:style-name="P8">On page SEO</text:p>
        </text:list-item>
        <text:list-item>
          <text:p text:style-name="P8">Use of meta tags</text:p>
        </text:list-item>
        <text:list-item>
          <text:p text:style-name="P8">SEO Tools</text:p>
        </text:list-item>
        <text:list-item>
          <text:p text:style-name="P8">Create XML Sitemap</text:p>
        </text:list-item>
        <text:list-item>
          <text:p text:style-name="P8">Google Analytics and Webmaster</text:p>
        </text:list-item>
      </text:list>
      <text:p text:style-name="Standard">Git and Github</text:p>
      <text:list xml:id="list8573272498339546415" text:style-name="L18">
        <text:list-item>
          <text:p text:style-name="P9">What is Git?</text:p>
        </text:list-item>
        <text:list-item>
          <text:p text:style-name="P9">Version Management</text:p>
        </text:list-item>
        <text:list-item>
          <text:p text:style-name="P9">Use Github</text:p>
        </text:list-item>
        <text:list-item>
          <text:p text:style-name="P9">Github Repositories</text:p>
        </text:list-item>
        <text:list-item>
          <text:p text:style-name="P9">Upload Code on Github</text:p>
        </text:list-item>
        <text:list-item>
          <text:p text:style-name="P9">Github Pages</text:p>
        </text:list-item>
      </text:list>
      <text:p text:style-name="Standard">Web Hosting</text:p>
      <text:list xml:id="list5846576286065188876" text:style-name="L19">
        <text:list-item>
          <text:p text:style-name="P10">Website URLS</text:p>
        </text:list-item>
        <text:list-item>
          <text:p text:style-name="P10">Hosting Servers</text:p>
        </text:list-item>
        <text:list-item>
          <text:p text:style-name="P10">FTP</text:p>
        </text:list-item>
        <text:list-item>
          <text:p text:style-name="P10">Upload Website on server</text:p>
        </text:list-item>
        <text:list-item>
          <text:p text:style-name="P10">Free Web Hosting on Netlify</text:p>
        </text:list-item>
      </text:list>
      <text:p text:style-name="Standard">AI in Web Development</text:p>
      <text:list xml:id="list3642380108711977175" text:style-name="L20">
        <text:list-item>
          <text:p text:style-name="P11">Github Colilot</text:p>
        </text:list-item>
        <text:list-item>
          <text:p text:style-name="P11">Google Gemini</text:p>
        </text:list-item>
        <text:list-item>
          <text:p text:style-name="P11">Chrome AI Debugger</text:p>
        </text:list-item>
      </text:list>
      <text:p text:style-name="Standard"/>
      <text:p text:style-name="Standard">RELATED COURSES:</text:p>
      <text:p text:style-name="Standard">FRONTEND DEVELPOER</text:p>
      <text:p text:style-name="Standard">FULLSTACK WEB DEVELOPERS</text:p>
      <text:p text:style-name="Standard">FULLSTACK MEAN</text:p>
      <text:p text:style-name="Standard">FULLSTACK MERN</text:p>
      <text:p text:style-name="Standard"/>
      <text:p text:style-name="Standard">Various Courses Offered</text:p>
      <text:list xml:id="list6178080883656207076" text:style-name="L21">
        <text:list-item>
          <text:p text:style-name="P12">Front End</text:p>
          <text:list>
            <text:list-item>
              <text:p text:style-name="P12">HTML</text:p>
            </text:list-item>
            <text:list-item>
              <text:p text:style-name="P12">HTML &amp; CSS</text:p>
            </text:list-item>
            <text:list-item>
              <text:p text:style-name="P12">Web Designing</text:p>
            </text:list-item>
          </text:list>
        </text:list-item>
        <text:list-item>
          <text:p text:style-name="P12">Frontend Advanced</text:p>
          <text:list>
            <text:list-item>
              <text:p text:style-name="P12">Frontend with React</text:p>
            </text:list-item>
            <text:list-item>
              <text:p text:style-name="P12">Frontend with Angular</text:p>
            </text:list-item>
            <text:list-item>
              <text:p text:style-name="P12">React with Next JS</text:p>
            </text:list-item>
            <text:list-item>
              <text:p text:style-name="P12">Angular 20</text:p>
            </text:list-item>
            <text:list-item>
              <text:p text:style-name="P12"><text:soft-page-break/>Javascript ES6 to ES14</text:p>
            </text:list-item>
            <text:list-item>
              <text:p text:style-name="P12">JavaScript with jQuery</text:p>
            </text:list-item>
          </text:list>
        </text:list-item>
        <text:list-item>
          <text:p text:style-name="P12">Full Stack Web Development</text:p>
          <text:list>
            <text:list-item>
              <text:p text:style-name="P12">Full Stack MERN</text:p>
            </text:list-item>
            <text:list-item>
              <text:p text:style-name="P12">Full Stack MEAN</text:p>
            </text:list-item>
            <text:list-item>
              <text:p text:style-name="P12">Full Stack Node</text:p>
            </text:list-item>
            <text:list-item>
              <text:p text:style-name="P12">Full Stack PHP</text:p>
            </text:list-item>
            <text:list-item>
              <text:p text:style-name="P12">Full Stack Java</text:p>
            </text:list-item>
          </text:list>
        </text:list-item>
        <text:list-item>
          <text:p text:style-name="P12">JavaScript Stacks</text:p>
          <text:list>
            <text:list-item>
              <text:p text:style-name="P12">Mean Stack</text:p>
            </text:list-item>
            <text:list-item>
              <text:p text:style-name="P12">Mern Stack</text:p>
            </text:list-item>
          </text:list>
        </text:list-item>
        <text:list-item>
          <text:p text:style-name="P12">Back End</text:p>
          <text:list>
            <text:list-item>
              <text:p text:style-name="P12">NodeJS</text:p>
            </text:list-item>
            <text:list-item>
              <text:p text:style-name="P12">Mean Stack</text:p>
            </text:list-item>
            <text:list-item>
              <text:p text:style-name="P12">Mern Stack</text:p>
            </text:list-item>
            <text:list-item>
              <text:p text:style-name="P12">Java Core &amp; Advance</text:p>
            </text:list-item>
            <text:list-item>
              <text:p text:style-name="P12">Php with MySQL</text:p>
            </text:list-item>
            <text:list-item>
              <text:p text:style-name="P12">Web Development</text:p>
            </text:list-item>
            <text:list-item>
              <text:p text:style-name="P12">Wordpress</text:p>
            </text:list-item>
          </text:list>
        </text:list-item>
        <text:list-item>
          <text:p text:style-name="P12">Graphic Designing</text:p>
          <text:list>
            <text:list-item>
              <text:p text:style-name="P12">UI/UX Designing</text:p>
            </text:list-item>
            <text:list-item>
              <text:p text:style-name="P12">Photoshop</text:p>
            </text:list-item>
            <text:list-item>
              <text:p text:style-name="P12">Figma</text:p>
            </text:list-item>
          </text:list>
        </text:list-item>
        <text:list-item>
          <text:p text:style-name="P12">Other Courses</text:p>
          <text:list>
            <text:list-item>
              <text:p text:style-name="P12">Sales Force</text:p>
            </text:list-item>
            <text:list-item>
              <text:p text:style-name="P12">Data Analytics</text:p>
            </text:list-item>
            <text:list-item>
              <text:p text:style-name="P12">Digital Marketing</text:p>
            </text:list-item>
          </text:list>
        </text:list-item>
      </text:list>
      <text:p text:style-name="Standard"/>
      <text:p text:style-name="P1"><text:bookmark text:name="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stem-ui" svg:font-family="system-u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4:46:30.43</meta:creation-date>
    <meta:generator>OpenOffice/4.1.15$Win32 OpenOffice.org_project/4115m2$Build-9813</meta:generator>
    <dc:date>2025-08-14T02:20:07.86</dc:date>
    <dc:creator>Joseph Malone</dc:creator>
    <meta:editing-duration>PT37M51S</meta:editing-duration>
    <meta:editing-cycles>22</meta:editing-cycles>
    <meta:document-statistic meta:table-count="0" meta:image-count="0" meta:object-count="0" meta:page-count="10" meta:paragraph-count="323" meta:word-count="1257" meta:character-count="6532"/>
  </office:meta>
</office:document-meta>
</file>